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99cc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cc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svg:stroke-width="0cm" svg:stroke-color="#99ccff" draw:marker-start="Arrow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fo:min-height="1.07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line draw:style-name="gr1" draw:text-style-name="P1" draw:layer="layout" svg:x1="0.534cm" svg:y1="9.797cm" svg:x2="22.834cm" svg:y2="9.782cm">
            <text:p/>
          </draw:line>
          <draw:rect draw:style-name="gr2" draw:text-style-name="P1" draw:layer="layout" svg:width="1.083cm" svg:height="6.043cm" svg:x="8.002cm" svg:y="3.743cm">
            <text:p/>
          </draw:rect>
          <draw:custom-shape draw:style-name="gr3" draw:text-style-name="P1" draw:layer="layout" svg:width="1.378cm" svg:height="1.241cm" draw:transform="rotate (3.1394982584874) translate (9.214cm 4.736cm)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line draw:style-name="gr1" draw:text-style-name="P1" draw:layer="layout" svg:x1="8.017cm" svg:y1="3.758cm" svg:x2="9.115cm" svg:y2="4.691cm">
            <text:p/>
          </draw:line>
          <draw:g>
            <draw:line draw:style-name="gr4" draw:text-style-name="P1" draw:layer="layout" svg:x1="0.439cm" svg:y1="1.688cm" svg:x2="7.958cm" svg:y2="1.69cm">
              <text:p/>
            </draw:line>
            <draw:path draw:style-name="gr5" draw:text-style-name="P1" draw:layer="layout" svg:width="3.176cm" svg:height="1.051cm" draw:transform="rotate (-0.278205482767897) translate (7.948cm 1.687cm)" svg:viewBox="0 0 3177 1052" svg:d="m0 0c1606 0 3177 1052 3177 1052">
              <text:p/>
            </draw:path>
            <draw:path draw:style-name="gr5" draw:text-style-name="P1" draw:layer="layout" svg:width="9.799cm" svg:height="7.059cm" draw:transform="rotate (-0.841597765311666) translate (15.943639164771cm -1.17782490371377cm)" svg:viewBox="0 0 9800 7060" svg:d="m0 7060c2832 0 6341-3219 6341-3219l3459-3841">
              <text:p/>
            </draw:path>
          </draw:g>
          <draw:line draw:style-name="gr6" draw:text-style-name="P1" draw:layer="layout" svg:x1="8.031cm" svg:y1="3.704cm" svg:x2="0.692cm" svg:y2="3.694cm">
            <text:p/>
          </draw:line>
          <draw:line draw:style-name="gr7" draw:text-style-name="P1" draw:layer="layout" svg:x1="3.338cm" svg:y1="1.783cm" svg:x2="3.338cm" svg:y2="3.673cm">
            <text:p/>
          </draw:line>
          <draw:frame draw:style-name="gr8" draw:text-style-name="P2" draw:layer="layout" svg:width="1.26cm" svg:height="1.365cm" svg:x="3.317cm" svg:y="1.972cm">
            <draw:text-box>
              <text:p><text:span text:style-name="T1">H</text:span></text:p>
            </draw:text-box>
          </draw:frame>
          <draw:frame draw:style-name="gr8" draw:text-style-name="P2" draw:layer="layout" svg:width="2.54cm" svg:height="1.689cm" svg:x="0.042cm" svg:y="2.582cm">
            <draw:text-box>
              <text:p><text:span text:style-name="T1">Z</text:span><text:span text:style-name="T2">weir</text:span></text:p>
            </draw:text-box>
          </draw:frame>
          <draw:frame draw:style-name="gr8" draw:text-style-name="P2" draw:layer="layout" svg:width="3.688cm" svg:height="1.689cm" svg:x="0cm" svg:y="0cm">
            <draw:text-box>
              <text:p><text:span text:style-name="T1">Z</text:span><text:span text:style-name="T2">upstream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7:46:56.75</meta:creation-date>
    <dc:date>2012-10-16T13:27:20.97</dc:date>
    <meta:editing-duration>PT00H12M25S</meta:editing-duration>
    <meta:editing-cycles>3</meta:editing-cycles>
    <meta:generator>LibreOffice/3.4$Win32 LibreOffice_project/340m1$Build-402</meta:generator>
    <meta:document-statistic meta:object-count="14"/>
  </office:meta>
</office:document-meta>
</file>